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adornments="Fett" style:font-family-generic="swiss" style:font-pitch="variable"/>
    <style:font-face style:name="Franklin Gothic Book1" svg:font-family="'Franklin Gothic Book'" style:font-adornments="Fett Kursiv" style:font-family-generic="swiss" style:font-pitch="variable"/>
    <style:font-face style:name="Franklin Gothic Book2" svg:font-family="'Franklin Gothic Book'"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fo:padding="0.097cm" fo:border-left="0.5pt solid #000000" fo:border-right="none" fo:border-top="0.5pt solid #000000" fo:border-bottom="0.5pt solid #000000"/>
    </style:style>
    <style:style style:name="Tabelle1.E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data-style-name="N0">
      <style:table-cell-properties fo:padding="0.097cm" fo:border-left="0.5pt solid #000000" fo:border-right="none" fo:border-top="none" fo:border-bottom="0.5pt solid #000000"/>
    </style:style>
    <style:style style:name="Tabelle1.E2"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text-properties officeooo:rsid="001d7c61" officeooo:paragraph-rsid="001d7c61"/>
    </style:style>
    <style:style style:name="P2" style:family="paragraph" style:parent-style-name="Standard">
      <style:text-properties officeooo:paragraph-rsid="001d7c61"/>
    </style:style>
    <style:style style:name="P3" style:family="paragraph" style:parent-style-name="Table_20_Contents">
      <style:text-properties officeooo:rsid="001d7c61"/>
    </style:style>
    <style:style style:name="P4" style:family="paragraph" style:parent-style-name="Table_20_Contents">
      <style:text-properties officeooo:rsid="001d7c61" officeooo:paragraph-rsid="001d7c6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
      <text:p text:style-name="P2"/>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
      <table:table table:name="Tabelle1" table:style-name="Tabelle1">
        <table:table-column table:style-name="Tabelle1.A" table:number-columns-repeated="5"/>
        <table:table-row>
          <table:table-cell table:style-name="Tabelle1.A1" office:value-type="string">
            <text:p text:style-name="Table_20_Contents"/>
          </table:table-cell>
          <table:table-cell table:style-name="Tabelle1.A1" office:value-type="string">
            <text:p text:style-name="Table_20_Contents"/>
          </table:table-cell>
          <table:table-cell table:style-name="Tabelle1.A1" office:value-type="string">
            <text:p text:style-name="Table_20_Contents"/>
          </table:table-cell>
          <table:table-cell table:style-name="Tabelle1.A1" office:value-type="string">
            <text:p text:style-name="Table_20_Contents"/>
          </table:table-cell>
          <table:table-cell table:style-name="Tabelle1.E1"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table:number-rows-spanned="7" office:value-type="float" office:value="22">
            <text:p text:style-name="P4">22</text:p>
          </table:table-cell>
          <table:table-cell table:style-name="Tabelle1.C2" office:value-type="float" office:value="10">
            <text:p text:style-name="P4">10</text:p>
          </table:table-cell>
          <table:table-cell table:style-name="Tabelle1.E2" office:value-type="float" office:value="1">
            <text:p text:style-name="P4">1</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covered-table-cell table:style-name="Tabelle1.A2"/>
          <table:table-cell table:style-name="Tabelle1.C2" office:value-type="float" office:value="10">
            <text:p text:style-name="P4">10</text:p>
          </table:table-cell>
          <table:table-cell table:style-name="Tabelle1.E2" office:value-type="float" office:value="2">
            <text:p text:style-name="P4">2</text:p>
          </table:table-cell>
        </table:table-row>
        <table:table-row>
          <table:table-cell table:style-name="Tabelle1.A2" office:value-type="string">
            <text:p text:style-name="Table_20_Contents"/>
          </table:table-cell>
          <table:table-cell table:style-name="Tabelle1.A2" office:value-type="string">
            <text:p text:style-name="Table_20_Contents"/>
            <text:p text:style-name="Table_20_Contents"/>
            <text:p text:style-name="Table_20_Contents"/>
            <text:p text:style-name="Table_20_Contents"/>
            <text:p text:style-name="Table_20_Contents"/>
            <text:p text:style-name="Table_20_Contents"/>
          </table:table-cell>
          <table:covered-table-cell table:style-name="Tabelle1.A2"/>
          <table:table-cell table:style-name="Tabelle1.C2" office:value-type="float" office:value="10">
            <text:p text:style-name="P4">10</text:p>
          </table:table-cell>
          <table:table-cell table:style-name="Tabelle1.E2" office:value-type="float" office:value="1">
            <text:p text:style-name="P4">1</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covered-table-cell table:style-name="Tabelle1.A2"/>
          <table:table-cell table:style-name="Tabelle1.C2" office:value-type="float" office:value="10">
            <text:p text:style-name="P4">10</text:p>
          </table:table-cell>
          <table:table-cell table:style-name="Tabelle1.E2" office:value-type="float" office:value="1">
            <text:p text:style-name="P4">1</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covered-table-cell table:style-name="Tabelle1.A2"/>
          <table:table-cell table:style-name="Tabelle1.C2" office:value-type="float" office:value="10">
            <text:p text:style-name="P4">10</text:p>
          </table:table-cell>
          <table:table-cell table:style-name="Tabelle1.E2" office:value-type="float" office:value="1">
            <text:p text:style-name="P4">1</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covered-table-cell table:style-name="Tabelle1.A2"/>
          <table:table-cell table:style-name="Tabelle1.C2" office:value-type="float" office:value="10">
            <text:p text:style-name="P4">10</text:p>
          </table:table-cell>
          <table:table-cell table:style-name="Tabelle1.E2" office:value-type="float" office:value="0">
            <text:p text:style-name="P4">0</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covered-table-cell table:style-name="Tabelle1.A2"/>
          <table:table-cell table:style-name="Tabelle1.C2" office:value-type="float" office:value="10">
            <text:p text:style-name="P4">10</text:p>
          </table:table-cell>
          <table:table-cell table:style-name="Tabelle1.E2" office:value-type="float" office:value="0">
            <text:p text:style-name="P4">0</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table:formula="ooow:sum&lt;C2:C2&gt;" office:value-type="float" office:value="22">
            <text:p text:style-name="P3">22</text:p>
          </table:table-cell>
          <table:table-cell table:style-name="Tabelle1.C2" table:formula="ooow:sum&lt;D2:D8&gt;" office:value-type="float" office:value="50">
            <text:p text:style-name="P3">50</text:p>
          </table:table-cell>
          <table:table-cell table:style-name="Tabelle1.E2" table:formula="ooow:Sum&lt;E2:E8&gt;" office:value-type="float" office:value="5">
            <text:p text:style-name="P3">5</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adornments="Fett" style:font-family-generic="swiss" style:font-pitch="variable"/>
    <style:font-face style:name="Franklin Gothic Book1" svg:font-family="'Franklin Gothic Book'" style:font-adornments="Fett Kursiv" style:font-family-generic="swiss" style:font-pitch="variable"/>
    <style:font-face style:name="Franklin Gothic Book2" svg:font-family="'Franklin Gothic Book'"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anklin Gothic Book2" fo:font-family="'Franklin Gothic Book'"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Franklin Gothic Book" fo:font-family="'Franklin Gothic Book'" style:font-style-name="Fett"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Franklin Gothic Book" fo:font-family="'Franklin Gothic Book'"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Franklin Gothic Book" fo:font-family="'Franklin Gothic Book'" style:font-style-name="Fet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Franklin Gothic Book1" fo:font-family="'Franklin Gothic Book'" style:font-style-name="Fett Kursiv"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Franklin Gothic Book" fo:font-family="'Franklin Gothic Book'" style:font-style-name="Fett"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Franklin Gothic Book1" fo:font-family="'Franklin Gothic Book'" style:font-style-name="Fett Kursiv"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style:font-name="Franklin Gothic Book" fo:font-family="'Franklin Gothic Book'" style:font-style-name="Fett" style:font-family-generic="swiss" style:font-pitch="variable"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style:font-name="Franklin Gothic Book1" fo:font-family="'Franklin Gothic Book'" style:font-style-name="Fett Kursiv"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Franklin Gothic Book" fo:font-family="'Franklin Gothic Book'" style:font-style-name="Fett" style:font-family-generic="swiss" style:font-pitch="variable"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style:font-name="Franklin Gothic Book" fo:font-family="'Franklin Gothic Book'" style:font-style-name="Fett" style:font-family-generic="swiss" style:font-pitch="variable"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14:29:07.513000000</meta:creation-date>
    <meta:editing-duration>PT5M9S</meta:editing-duration>
    <meta:editing-cycles>2</meta:editing-cycles>
    <meta:generator>LibreOffice/7.6.6.0_AA$Windows_X86_64 LibreOffice_project/60$Build-0_AA</meta:generator>
    <meta:initial-creator>Michael HILLEBRAND</meta:initial-creator>
    <dc:date>2024-04-16T14:34:15.350000000</dc:date>
    <dc:creator>Michael HILLEBRAND</dc:creator>
    <meta:document-statistic meta:table-count="1" meta:image-count="0" meta:object-count="0" meta:page-count="2" meta:paragraph-count="24" meta:word-count="484" meta:character-count="3258" meta:non-whitespace-character-count="2798"/>
    <meta:template xlink:type="simple" xlink:actuate="onRequest" xlink:title="OEBH_Vorlage_writer" xlink:href="../../../../Program%20Files/LibreOffice/share/template/common/BMLV/OEBH_Vorlage_writer.ott" meta:date="2024-04-16T14:29:07.138000000"/>
  </office:meta>
</office:document-meta>
</file>